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21680791231" text:style-name="L1">
        <text:list-item>
          <text:p text:style-name="P4">ikke mulig å konfigurere GUI, f.eks.:</text:p>
          <text:list>
            <text:list-item>
              <text:p text:style-name="P4">opprette brukerdefinerte knapper knyttet til brukerdefinerte operasjoner (f.eks. en <text:s text:c="5"/>'ferdig'-knapp som ved et klikk flyttet gjøremålet over i en 'ferdig'-liste og/eller <text:s text:c="5"/>fjernet/opprettet merkelapper)</text:p>
            </text:list-item>
          </text:list>
        </text:list-item>
      </text:list>
      <text:p text:style-name="Standard"/>
      <text:list xml:id="list357903829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1684089700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418871778" text:continue-numbering="true" text:style-name="L1">
        <text:list-item>
          <text:p text:style-name="P4">for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1703114813" text:continue-numbering="true" text:style-name="L1">
        <text:list-item>
          <text:p text:style-name="P4">ikke mulig å sortere interaktivt (som i et regneark f.eks.)</text:p>
        </text:list-item>
      </text:list>
      <text:p text:style-name="Standard"/>
      <text:list xml:id="list1609455874" text:continue-numbering="true" text:style-name="L1">
        <text:list-item>
          <text:p text:style-name="P4">ikke mulig å filtrere bort lister (selv om alle gjøremålene i en liste kan filtreres bort)</text:p>
        </text:list-item>
      </text:list>
      <text:p text:style-name="Standard"/>
      <text:list xml:id="list1959227764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669242410" text:continue-numbering="true" text:style-name="L1">
        <text:list-item>
          <text:p text:style-name="P4">for 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1026286821" text:continue-numbering="true" text:style-name="L1">
        <text:list-item>
          <text:p text:style-name="P4">for 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487604855" text:continue-numbering="true" text:style-name="L1">
        <text:list-item>
          <text:p text:style-name="P4"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><text:soft-page-break/></text:p>
      <text:list xml:id="list2055687837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1533650943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1910544999" text:continue-numbering="true" text:style-name="L1">
        <text:list-item>
          <text:p text:style-name="P4">uklarhet/uforutsigbarhet rundt sikkerhet og tilgjengelighet til en ekstern skytjeneste:</text:p>
          <text:list>
            <text:list-item>
              <text:p text:style-name="P4">hvor enkelt er det for uvedkommende å hacke seg inn?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4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3:42:00</dc:date>
    <dc:creator>Jo Asplin</dc:creator>
    <meta:editing-duration>PT1M58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30" meta:word-count="486" meta:character-count="2938" meta:non-whitespace-character-count="2494"/>
  </office:meta>
</office:document-meta>
</file>